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 style:parent-style-name="MemberType">
      <style:text-properties fo:font-size="44pt" fo:font-style="normal" style:font-size-asian="44pt" style:font-style-asian="normal" style:font-size-complex="44pt" style:font-style-complex="normal"/>
    </style:style>
    <style:style style:name="T2" style:family="text" style:parent-style-name="MemberType">
      <style:text-properties fo:font-size="16pt" style:font-size-asian="16pt" style:font-size-complex="16pt"/>
    </style:style>
    <style:style style:name="T3" style:family="text" style:parent-style-name="MemberType">
      <style:text-properties style:text-position="super 58%" fo:font-size="16pt" style:font-size-asian="16pt" style:font-size-complex="16pt"/>
    </style:style>
    <style:style style:name="T4" style:family="text" style:parent-style-name="MemberType">
      <style:text-properties fo:font-size="16pt" fo:font-style="normal" style:font-size-asian="16pt" style:font-style-asian="normal" style:font-size-complex="16pt" style:font-style-complex="normal"/>
    </style:style>
    <style:style style:name="T5" style:family="text" style:parent-style-name="MemberType">
      <style:text-properties fo:font-size="16pt" fo:font-style="italic" style:font-size-asian="16pt" style:font-style-asian="italic" style:font-size-complex="16pt" style:font-style-complex="italic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style:writing-mode="lr-tb">
        <style:background-image/>
      </style:graphic-properties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fo:padding="0.0193in" fo:border="0.0008in solid #000000" style:writing-mode="lr-tb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1835in" svg:y="0.1634in" svg:width="6.5008in" draw:z-index="0"><draw:text-box fo:min-height="0.1457in"><text:p text:style-name="P2">Experimental framework for the </text:p><text:p text:style-name="P2">quantification of the dynamic visual acuity</text:p></draw:text-box></draw:frame><draw:frame draw:style-name="fr2" draw:name="Frame2" text:anchor-type="paragraph" svg:x="0.3291in" svg:y="1.561in" svg:width="6.3008in" draw:z-index="1"><draw:text-box fo:min-height="0.1457in"><text:p text:style-name="P3">Roberto Cardona, Jean-Christophe Fillion-Robin<text:line-break/>Faculté Informatique et Communications <text:s/>(I&amp;C)<text:span text:style-name="MemberType"><text:line-break/>École Polytechnique Fédérale de Lausanne <text:s/></text:span></text:p><text:p text:style-name="P3"><text:span text:style-name="MemberType">CH-1015 Lausanne, Suisse </text:span></text:p></draw:text-box></draw:frame><draw:frame draw:style-name="fr2" draw:name="Frame3" text:anchor-type="paragraph" svg:x="0.3571in" svg:y="2.5563in" svg:width="6.3008in" draw:z-index="2"><draw:text-box fo:min-height="0.1457in"><text:p text:style-name="P3"><text:span text:style-name="T1">Project SHS</text:span></text:p><text:p text:style-name="P3"><text:span text:style-name="T2">Master 2</text:span><text:span text:style-name="T3">ème</text:span><text:span text:style-name="T2"> année</text:span></text:p><text:p text:style-name="P3"><text:span text:style-name="T2"/></text:p><text:p text:style-name="P3"><text:span text:style-name="T2">encadré par</text:span></text:p><text:p text:style-name="P3"><text:span text:style-name="T2"/></text:p><text:p text:style-name="P3"><text:span text:style-name="T4">Prof. Fred Mast</text:span></text:p><text:p text:style-name="P3"><text:span text:style-name="T4">Mlle Laura Bamert</text:span></text:p><text:p text:style-name="P3"><text:span text:style-name="T4"/></text:p><text:p text:style-name="P3"><text:span text:style-name="T5">en collaboration avec</text:span><text:span text:style-name="T4"> </text:span></text:p><text:p text:style-name="P3"><text:span text:style-name="T4"/></text:p><text:p text:style-name="P3"><text:span text:style-name="T4">Prof Marco Pellizone </text:span></text:p><text:p text:style-name="P3"><text:span text:style-name="T4">Prof Jean-Phillipe Guyot </text:span></text:p><text:p text:style-name="P3"><text:span text:style-name="T5">des</text:span></text:p><text:p text:style-name="P3"><text:span text:style-name="T4">Hôpitaux Universitaires de Genève</text:span></text:p><text:p text:style-name="P3"><text:span text:style-name="T4"/></text:p></draw:text-box></draw:frame></text:p>
      <text:p text:style-name="P1"/>
      <text:p text:style-name="P4">Rapport accepté le ……….. 22.06.2007</text:p>
      <text:p text:style-name="P1"/>
      <text:p text:style-name="P4"/>
      <text:p text:style-name="P4"><draw:frame draw:style-name="fr3" draw:name="graphics1" text:anchor-type="paragraph" svg:width="2.172in" svg:height="1.05in" draw:z-index="3"><draw:image xlink:href="../../../../logo/EPFL_LOG_RVB-55.TIF" xlink:type="simple" xlink:show="embed" xlink:actuate="onLoad"/></draw:frame></text:p>
      <text:p text:style-name="P4">Lausanne, 2006-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22T10:45:57</meta:creation-date>
    <dc:date>2007-06-22T11:51:33</dc:date>
    <dc:language>fr-FR</dc:language>
    <meta:editing-cycles>5</meta:editing-cycles>
    <meta:editing-duration>PT1H2M5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6" meta:word-count="66" meta:character-count="463"/>
  </office:meta>
</office:document-meta>
</file>